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8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13.557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5.867cm"/>
    </style:style>
    <style:style style:name="co11" style:family="table-column">
      <style:table-column-properties fo:break-before="auto" style:column-width="11.538cm"/>
    </style:style>
    <style:style style:name="co12" style:family="table-column">
      <style:table-column-properties fo:break-before="auto" style:column-width="5.6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6.60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H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9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encodeHex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HexQwen_ZS4Test, HexGrok_FS3Test, HexLlama_ZS4Test, HexQwen_COC3Test, HexGrok_COC3Test, HexGrok_FS5Test, HexQwen_OS4Test, HexQwen_COC4Test, HexQwen_OS3Test, HexQwen_OS2Test, HexGrok_OS1Test, HexGrok_OS2Test, HexLlama_FS4Test, HexLlama_COC5Test, HexGrok_COC4Test, HexLlama_FS1Test, HexQwen_POT1Test, HexGrok_COC2Test, HexGrok_ZS1Test, HexGrok_ZS2Test, HexQwen_ZS1Test, HexQwen_OS1Test, HexGrok_OS5Test, HexQwen_COC5Test, HexQwen_COC2Test, HexQwen_COC1Test, HexQwen_FS5Test, HexQwen_FS4Test, HexGrok_COC1Test, HexLlama_FS3Test, HexLlama_ZS1Test, HexQwen_OS5Test, HexGrok_FS4Test, HexQwen_FS2Test, HexGrok_COC5Test, HexLlama_OS1Test, HexQwen_FS3Test, HexLlama_COC2Test, HexQwen_ZS2Test, HexQwen_ZS5Test, HexGrok_OS3Test, HexQwen_ZS3Test, HexGrok_OS4Test, HexLlama_ZS2Test, HexGrok_ZS5Test, HexLlama_COC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 table:number-rows-repeated="1048565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3:18:32.942692914</dc:date>
    <meta:editing-duration>PT2M25S</meta:editing-duration>
    <meta:editing-cycles>1</meta:editing-cycles>
    <meta:document-statistic meta:table-count="1" meta:cell-count="130" meta:object-count="0"/>
    <meta:generator>LibreOffice/24.2.7.2$Linux_X86_64 LibreOffice_project/420$Build-2</meta:generator>
  </office:meta>
</office:document-meta>
</file>